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54d53" officeooo:paragraph-rsid="00054d53"/>
    </style:style>
    <style:style style:name="P2" style:family="paragraph" style:parent-style-name="Standard">
      <style:text-properties officeooo:rsid="00054d53" officeooo:paragraph-rsid="0006acb4"/>
    </style:style>
    <style:style style:name="P3" style:family="paragraph" style:parent-style-name="Standard">
      <style:text-properties officeooo:rsid="00086d87" officeooo:paragraph-rsid="00086d87"/>
    </style:style>
    <style:style style:name="P4" style:family="paragraph" style:parent-style-name="Standard">
      <style:text-properties officeooo:rsid="0008a483" officeooo:paragraph-rsid="0008a483"/>
    </style:style>
    <style:style style:name="P5" style:family="paragraph" style:parent-style-name="Standard">
      <style:text-properties officeooo:rsid="00098086" officeooo:paragraph-rsid="00098086"/>
    </style:style>
    <style:style style:name="P6" style:family="paragraph" style:parent-style-name="Standard">
      <style:text-properties officeooo:rsid="000b5ae1" officeooo:paragraph-rsid="000b5ae1"/>
    </style:style>
    <style:style style:name="P7" style:family="paragraph" style:parent-style-name="Standard">
      <style:text-properties fo:font-weight="bold" officeooo:rsid="000b5ae1" officeooo:paragraph-rsid="000b5ae1" style:font-weight-asian="bold" style:font-weight-complex="bold"/>
    </style:style>
    <style:style style:name="P8" style:family="paragraph" style:parent-style-name="Standard">
      <style:text-properties fo:font-weight="bold" officeooo:rsid="000d95db" officeooo:paragraph-rsid="000d95db" style:font-weight-asian="bold" style:font-weight-complex="bold"/>
    </style:style>
    <style:style style:name="P9" style:family="paragraph" style:parent-style-name="Standard">
      <style:text-properties fo:font-weight="bold" officeooo:rsid="000f6cab" officeooo:paragraph-rsid="000f6cab" style:font-weight-asian="bold" style:font-weight-complex="bold"/>
    </style:style>
    <style:style style:name="P10" style:family="paragraph" style:parent-style-name="Standard">
      <style:text-properties officeooo:rsid="000d95db" officeooo:paragraph-rsid="000d95db"/>
    </style:style>
    <style:style style:name="P11" style:family="paragraph" style:parent-style-name="Standard">
      <style:text-properties officeooo:rsid="000f6cab" officeooo:paragraph-rsid="000f6cab"/>
    </style:style>
    <style:style style:name="P12" style:family="paragraph" style:parent-style-name="Standard">
      <style:text-properties officeooo:rsid="000f91b7" officeooo:paragraph-rsid="000f91b7"/>
    </style:style>
    <style:style style:name="P13" style:family="paragraph" style:parent-style-name="Standard">
      <style:text-properties officeooo:rsid="0010ae08" officeooo:paragraph-rsid="0010ae08"/>
    </style:style>
    <style:style style:name="P14" style:family="paragraph" style:parent-style-name="Table_20_Contents">
      <style:text-properties officeooo:rsid="00098086" officeooo:paragraph-rsid="00098086"/>
    </style:style>
    <style:style style:name="P15" style:family="paragraph" style:parent-style-name="Table_20_Contents">
      <style:text-properties officeooo:rsid="000b9bd5" officeooo:paragraph-rsid="000b9bd5"/>
    </style:style>
    <style:style style:name="P16" style:family="paragraph" style:parent-style-name="Table_20_Contents">
      <style:text-properties officeooo:rsid="000f6cab" officeooo:paragraph-rsid="000f6cab"/>
    </style:style>
    <style:style style:name="P17" style:family="paragraph" style:parent-style-name="Table_20_Contents">
      <style:text-properties officeooo:rsid="000f91b7" officeooo:paragraph-rsid="000f91b7"/>
    </style:style>
    <style:style style:name="P18" style:family="paragraph" style:parent-style-name="Table_20_Contents">
      <style:text-properties officeooo:rsid="0010ae08" officeooo:paragraph-rsid="0010ae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5ae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ve</text:p>
      <text:p text:style-name="P1"/>
      <text:p text:style-name="P1">DataType and File Format</text:p>
      <text:p text:style-name="P1"/>
      <text:p text:style-name="P1"><text:span text:style-name="T1">TIMESTAMPS</text:span> are interpreted as UTC times. Built-in functions for conversion to and from</text:p>
      <text:p text:style-name="P1">timezones are provided by Hive, to_utc_timestamp and from_utc_timestamp , respec-</text:p>
      <text:p text:style-name="P1">tively.</text:p>
      <text:p text:style-name="P1"/>
      <text:p text:style-name="P1">What if you run a query that wants to compare a float column to a double column or</text:p>
      <text:p text:style-name="P1">compare a value of one integer type with a value of a different integer type? </text:p>
      <text:p text:style-name="P1">Hive will implicitly cast any integer to the larger of the two integer types, cast FLOAT to DOUBLE ,</text:p>
      <text:p text:style-name="P1">and cast any integer value to DOUBLE , as needed, so it is comparing identical types.</text:p>
      <text:p text:style-name="P1"/>
      <text:p text:style-name="P1">What if you run a query that wants to interpret a string column as a number? You can</text:p>
      <text:p text:style-name="P1">explicitly cast one type to another as in the following example, where s is a string</text:p>
      <text:p text:style-name="P1">column that holds a value representing an integer:</text:p>
      <text:p text:style-name="P1">... <text:span text:style-name="T1">cast(s AS INT) .</text:span>..;</text:p>
      <text:p text:style-name="P1">(To be clear, the AS INT are keywords, so lowercase would be fine.)</text:p>
      <text:p text:style-name="P1"/>
      <text:p text:style-name="P1">Collection Data Types</text:p>
      <text:p text:style-name="P1"/>
      <text:p text:style-name="P1">Hive supports columns that are structs , maps , and arrays .</text:p>
      <text:p text:style-name="P1"/>
      <text:p text:style-name="P1">Type Description Literal syntax examples</text:p>
      <text:p text:style-name="P1"/>
      <text:p text:style-name="P1">STRUCT </text:p>
      <text:p text:style-name="P1"/>
      <text:p text:style-name="P1"><text:s/>Analogous to a C struct or an “object.” Fields can be accessed</text:p>
      <text:p text:style-name="P1">using the “dot” notation. For example, if a column name is of</text:p>
      <text:p text:style-name="P1">type <text:span text:style-name="T1">STRUCT {first STRING; last STRING}</text:span> , then</text:p>
      <text:p text:style-name="P1">the first name field can be referenced using <text:span text:style-name="T1">name.first</text:span> . </text:p>
      <text:p text:style-name="P1">struct('John', 'Doe')</text:p>
      <text:p text:style-name="P1"/>
      <text:p text:style-name="P1">MAP</text:p>
      <text:p text:style-name="P1"/>
      <text:p text:style-name="P1"><text:s/>A collection of key-value tuples, where the fields are accessed</text:p>
      <text:p text:style-name="P1">using array notation (e.g., ['key']). For example, if a column</text:p>
      <text:p text:style-name="P1"><text:span text:style-name="T1">name</text:span> is of type MAP with <text:span text:style-name="T1">key→value pairs</text:span></text:p>
      <text:p text:style-name="P1">'first'→'John' and 'last'→'Doe' , then the last</text:p>
      <text:p text:style-name="P2">name can be referenced using name['last'] . </text:p>
      <text:p text:style-name="P2"/>
      <text:p text:style-name="P2">map('first', 'John',</text:p>
      <text:p text:style-name="P1">'last', 'Doe')</text:p>
      <text:p text:style-name="P1"/>
      <text:p text:style-name="P1">ARRAY </text:p>
      <text:p text:style-name="P1"/>
      <text:p text:style-name="P1">Ordered sequences of the same type that are indexable using</text:p>
      <text:p text:style-name="P1"><text:span text:style-name="T1">zero-based </text:span>integers. For example, if a column name is of type</text:p>
      <text:p text:style-name="P1">ARRAY of strings with the value ['John', 'Doe'] , then</text:p>
      <text:p text:style-name="P2"><text:soft-page-break/>the second element can be referenced using name[1] . </text:p>
      <text:p text:style-name="P2">array('John', 'Doe')</text:p>
      <text:p text:style-name="P1"/>
      <text:p text:style-name="P1"/>
      <text:p text:style-name="P3">2. <text:span text:style-name="T2">Add comment to a database</text:span></text:p>
      <text:p text:style-name="P3">You can add a descriptive <text:span text:style-name="T1">comment</text:span> to the <text:span text:style-name="T1">database</text:span>, which will be shown by the</text:p>
      <text:p text:style-name="P3">DESCRIBE DATABASE &lt;database&gt; command.</text:p>
      <text:p text:style-name="P3"/>
      <text:p text:style-name="P3">hive&gt; CREATE DATABASE financials</text:p>
      <text:p text:style-name="P3">&gt; COMMENT 'Holds all financial tables';</text:p>
      <text:p text:style-name="P4"/>
      <text:p text:style-name="P3">hive&gt; DESCRIBE DATABASE financials;</text:p>
      <text:p text:style-name="P3">financials Holds all financial tables</text:p>
      <text:p text:style-name="P3">hdfs://master-server/user/hive/warehouse/financials.db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hive&gt; show databases like 'f.*';</text:p>
            <text:p text:style-name="P14">OK</text:p>
            <text:p text:style-name="P14">financials</text:p>
            <text:p text:style-name="P14">Time taken: 4.134 seconds, Fetched: 1 row(s)</text:p>
            <text:p text:style-name="P14">hive&gt; describe database financials;</text:p>
            <text:p text:style-name="P14">OK</text:p>
            <text:p text:style-name="P14">financials<text:tab/><text:tab/>hdfs://localhost:9000/home/zhishan/hive/warehouse/financials.db<text:tab/></text:p>
            <text:p text:style-name="P14">Time taken: 0.03 seconds, Fetched: 1 row(s)</text:p>
            <text:p text:style-name="P14">hive&gt; describe database extended financials;</text:p>
            <text:p text:style-name="P14">OK</text:p>
            <text:p text:style-name="P14">financials<text:tab/><text:tab/>hdfs://localhost:9000/home/zhishan/hive/warehouse/financials.db<text:tab/>{date=2012-01-02, creator=Mark Moneybags}</text:p>
            <text:p text:style-name="P14">Time taken: 0.025 seconds, Fetched: 1 row(s)</text:p>
          </table:table-cell>
        </table:table-row>
      </table:table>
      <text:p text:style-name="P1"/>
      <text:p text:style-name="P5">Varaibles;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hive&gt; set hive.cli.print.current.db=true;</text:p>
            <text:p text:style-name="P14">hive (financials)&gt; USE default;</text:p>
            <text:p text:style-name="P14">hive (default)&gt; set hive.cli.print.current.db=false;</text:p>
            <text:p text:style-name="P14">hive&gt; ...</text:p>
            <text:p text:style-name="P14">Finally, you can drop a database:</text:p>
            <text:p text:style-name="P14">hive&gt; DROP DATABASE IF EXISTS financials;</text:p>
          </table:table-cell>
        </table:table-row>
      </table:table>
      <text:p text:style-name="P5"/>
      <text:p text:style-name="P6">By default, Hive won’t permit you to drop a database if it contains tables. You can either</text:p>
      <text:p text:style-name="P6">drop the tables first or append the CASCADE keyword to the command, which will cause</text:p>
      <text:p text:style-name="P6">the Hive to drop the tables in the database first:</text:p>
      <text:p text:style-name="P7">hive&gt; DROP DATABASE IF EXISTS financials CASCADE;</text:p>
      <text:p text:style-name="P6">Using the RESTRICT keyword instead of CASCADE is equivalent to the default behavior,</text:p>
      <text:p text:style-name="P6">where existing tables must be dropped before dropping the database.</text:p>
      <text:p text:style-name="P6">When a database is dropped, its directory is also deleted.</text:p>
      <text:p text:style-name="P6"/>
      <text:p text:style-name="P6"><text:span text:style-name="T1">Alter Databases</text:span>:</text:p>
      <text:p text:style-name="P6"/>
      <text:p text:style-name="P6">hive&gt; ALTER DATABASE financials SET DBPROPERTIES ('edited-by' = 'Joe Dba');</text:p>
      <text:p text:style-name="P6"><text:soft-page-break/></text:p>
      <text:p text:style-name="P6">4. Add comments to a column.</text:p>
      <text:p text:style-name="P6"/>
      <text:p text:style-name="P6">You can add a <text:span text:style-name="T1">comment to any column</text:span>, after the type. Like databases, you can attach</text:p>
      <text:p text:style-name="P6">a comment to the table itself and you can define one or more table properties. In most</text:p>
      <text:p text:style-name="P6">cases, the primary benefit of TBLPROPERTIES is to add additional documentation in a</text:p>
      <text:p text:style-name="P6">key-value format.<text:lin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-- create table;</text:p>
            <text:p text:style-name="P15">CREATE TABLE employees (</text:p>
            <text:p text:style-name="P15">name STRING <text:span text:style-name="T1">COMMENT</text:span> 'Employee name',</text:p>
            <text:p text:style-name="P15">salary FLOAT <text:span text:style-name="T1">COMMENT</text:span> 'Employee salary',</text:p>
            <text:p text:style-name="P15">subordinates ARRAY&lt;STRING&gt; <text:span text:style-name="T1">COMMENT</text:span> 'NAME of subordinates',</text:p>
            <text:p text:style-name="P15">deductions MAP&lt;STRING, FLOAT&gt; <text:span text:style-name="T1">COMMENT</text:span> 'Keys are deductions names, values are percentages',</text:p>
            <text:p text:style-name="P15">address STRUCT&lt;street:STRING, city:STRING, state:STRING, zip:INT&gt; <text:span text:style-name="T1">COMMENT</text:span> 'Home Address'</text:p>
            <text:p text:style-name="P15">)</text:p>
            <text:p text:style-name="P15"><text:span text:style-name="T1">COMMENT</text:span> 'Description of the table'</text:p>
            <text:p text:style-name="P15"><text:span text:style-name="T1">TBLPROPERTIES ('creator' = 'zhishan', 'created_at' = '2014-07-09')</text:span></text:p>
            <text:p text:style-name="P15">ROW FORMAT DELIMITED</text:p>
            <text:p text:style-name="P15">FIELDS TERMINATED BY '\001'</text:p>
            <text:p text:style-name="P15">COLLECTION ITEMS TERMINATED BY '\002'</text:p>
            <text:p text:style-name="P15">MAP KEYS TERMINATED BY '\003'</text:p>
            <text:p text:style-name="P15">LINES TERMINATED BY '\n'</text:p>
            <text:p text:style-name="P15">STORED AS TEXTFILE;</text:p>
            <text:p text:style-name="P15">--LOCATION 'hdfs://'</text:p>
          </table:table-cell>
        </table:table-row>
      </table:table>
      <text:p text:style-name="P6"/>
      <text:p text:style-name="P10">5. <text:span text:style-name="T1">Renaming a Table</text:span></text:p>
      <text:p text:style-name="P10">Use this statement to rename the table log_messages to logmsgs :</text:p>
      <text:p text:style-name="P8">ALTER TABLE log_messages RENAME TO logmsgs;</text:p>
      <text:p text:style-name="P10"/>
      <text:p text:style-name="P11">6. To describe TBLPROPERTIES</text:p>
      <text:p text:style-name="P11">&gt; show TBLPROPERTIES tableName;</text:p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16">hive&gt; show TBLPROPERTIES employees; </text:p>
            <text:p text:style-name="P16">OK</text:p>
            <text:p text:style-name="P16"><text:tab/> </text:p>
            <text:p text:style-name="P16">numPartitions<text:tab/>0</text:p>
            <text:p text:style-name="P16">numFiles<text:tab/>1</text:p>
            <text:p text:style-name="P16">created_at<text:tab/>2014-07-09</text:p>
            <text:p text:style-name="P16">transient_lastDdlTime<text:tab/>1404901199</text:p>
            <text:p text:style-name="P16">comment<text:tab/>Description of the table</text:p>
            <text:p text:style-name="P16">numRows<text:tab/>0</text:p>
            <text:p text:style-name="P16">totalSize<text:tab/>426</text:p>
            <text:p text:style-name="P16">rawDataSize<text:tab/>0</text:p>
            <text:p text:style-name="P16">creator<text:tab/>zhishan</text:p>
          </table:table-cell>
        </table:table-row>
      </table:table>
      <text:p text:style-name="P11"/>
      <text:p text:style-name="P12"><text:soft-page-break/>&gt; describe extended tableName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7"/>
            <text:p text:style-name="P17">hive&gt; <text:span text:style-name="T1">DESCRIBE EXTENDED employees; </text:span><text:s text:c="4"/></text:p>
            <text:p text:style-name="P17">OK</text:p>
            <text:p text:style-name="P17">name <text:s text:c="15"/><text:tab/>string <text:s text:c="13"/><text:tab/>Employee name <text:s text:c="6"/></text:p>
            <text:p text:style-name="P17">salary <text:s text:c="13"/><text:tab/>float <text:s text:c="14"/><text:tab/>Employee salary <text:s text:c="4"/></text:p>
            <text:p text:style-name="P17">subordinates <text:s text:c="7"/><text:tab/>array&lt;string&gt; <text:s text:c="6"/><text:tab/>NAME of subordinates</text:p>
            <text:p text:style-name="P17">deductions <text:s text:c="9"/><text:tab/>map&lt;string,float&gt; <text:s text:c="2"/><text:tab/>Keys are deductions names, values are percentages</text:p>
            <text:p text:style-name="P17">address <text:s text:c="12"/><text:tab/>struct&lt;street:string,city:string,state:string,zip:int&gt;<text:tab/>Home Address <text:s text:c="7"/></text:p>
            <text:p text:style-name="P17"><text:tab/> <text:tab/> </text:p>
            <text:p text:style-name="P17">Detailed Table Information<text:tab/>Table(tableName:employees, dbName:default, owner:zhishan, createTime:1404901198, lastAccessTime:0, retention:0, sd:StorageDescriptor(cols:[FieldSchema(name:name, type:string, comment:Employee name), FieldSchema(name:salary, type:float, comment:Employee salary), FieldSchema(name:subordinates, type:array&lt;string&gt;, comment:NAME of subordinates), FieldSchema(name:deductions, type:map&lt;string,float&gt;, comment:Keys are deductions names, values are percentages), FieldSchema(name:address, type:struct&lt;street:string,city:string,state:string,zip:int&gt;, comment:Home Address)], location:hdfs://localhost:9000/home/zhishan/hive/warehouse/employees, inputFormat:org.apache.hadoop.mapred.TextInputFormat, outputFormat:org.apache.hadoop.hive.ql.io.HiveIgnoreKeyTextOutputFormat, compressed:false, numBuckets:-1, serdeInfo:SerDeInfo(name:null, serializationLib:org.apache.hadoop.hive.serde2.lazy.LazySimpleSerDe, parameters:{colelction.delim=#, mapkey.delim=#, serialization.format=#, field.delim=#, line.delim=<text:tab/> </text:p>
            <text:p text:style-name="P17">}), bucketCols:[], sortCols:[], parameters:{}, skewedInfo:SkewedInfo(skewedColNames:[], skewedColValues:[], skewedColValueLocationMaps:{}), storedAsSubDirectories:false), partitionKeys:[], parameters:{numPartitions=0, numFiles=1, created_at=2014-07-09, transient_lastDdlTime=1404901199, comment=Description of the table, numRows=0, totalSize=426, rawDataSize=0, creator=zhishan}, viewOriginalText:null, viewExpandedText:null, tableType:MANAGED_TABLE) </text:p>
          </table:table-cell>
        </table:table-row>
      </table:table>
      <text:p text:style-name="P12"/>
      <text:p text:style-name="P13"><text:span text:style-name="T1">Replacing EXTENDED with FORMATTED </text:span>provides more readable but also more verbose</text:p>
      <text:p text:style-name="P13">output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8">hive&gt; <text:span text:style-name="T1">DESCRIBE formatted employees;</text:span></text:p>
            <text:p text:style-name="P18">OK</text:p>
            <text:p text:style-name="P18"># col_name <text:s text:c="11"/><text:tab/>data_type <text:s text:c="10"/><text:tab/>comment <text:s text:c="12"/></text:p>
            <text:p text:style-name="P18"><text:tab/> <text:tab/> </text:p>
            <text:p text:style-name="P18">name <text:s text:c="15"/><text:tab/>string <text:s text:c="13"/><text:tab/>Employee name <text:s text:c="6"/></text:p>
            <text:p text:style-name="P18">salary <text:s text:c="13"/><text:tab/>float <text:s text:c="14"/><text:tab/>Employee salary <text:s text:c="4"/></text:p>
            <text:p text:style-name="P18">subordinates <text:s text:c="7"/><text:tab/>array&lt;string&gt; <text:s text:c="6"/><text:tab/>NAME of subordinates</text:p>
            <text:p text:style-name="P18">deductions <text:s text:c="9"/><text:tab/>map&lt;string,float&gt; <text:s text:c="2"/><text:tab/>Keys are deductions names, values are percentages</text:p>
            <text:p text:style-name="P18">address <text:s text:c="12"/><text:tab/>struct&lt;street:string,city:string,state:string,zip:int&gt;<text:tab/>Home Address <text:s text:c="7"/></text:p>
            <text:p text:style-name="P18"><text:tab/> <text:tab/> </text:p>
            <text:p text:style-name="P18"># Detailed Table Information<text:tab/> <text:tab/> </text:p>
            <text:p text:style-name="P18">Database: <text:s text:c="10"/><text:tab/>default <text:s text:c="12"/><text:tab/> </text:p>
            <text:p text:style-name="P18">Owner: <text:s text:c="13"/><text:tab/>zhishan <text:s text:c="12"/><text:tab/> </text:p>
            <text:p text:style-name="P18">CreateTime: <text:s text:c="8"/><text:tab/>Wed Jul 09 18:19:58 CST 2014<text:tab/> </text:p>
            <text:p text:style-name="P18">LastAccessTime: <text:s text:c="4"/><text:tab/>UNKNOWN <text:s text:c="12"/><text:tab/> </text:p>
            <text:p text:style-name="P18">Protect Mode: <text:s text:c="6"/><text:tab/>None <text:s text:c="15"/><text:tab/> </text:p>
            <text:p text:style-name="P18"><text:soft-page-break/>Retention: <text:s text:c="9"/><text:tab/>0 <text:s text:c="18"/><text:tab/> </text:p>
            <text:p text:style-name="P18">Location: <text:s text:c="10"/><text:tab/>hdfs://localhost:9000/home/zhishan/hive/warehouse/employees<text:tab/> </text:p>
            <text:p text:style-name="P18">Table Type: <text:s text:c="8"/><text:tab/>MANAGED_TABLE <text:s text:c="6"/><text:tab/> </text:p>
            <text:p text:style-name="P18">Table Parameters:<text:tab/> <text:tab/> </text:p>
            <text:p text:style-name="P18"><text:tab/>comment <text:s text:c="12"/><text:tab/>Description of the table</text:p>
            <text:p text:style-name="P18"><text:tab/>created_at <text:s text:c="9"/><text:tab/>2014-07-09 <text:s text:c="9"/></text:p>
            <text:p text:style-name="P18"><text:tab/>creator <text:s text:c="12"/><text:tab/>zhishan <text:s text:c="12"/></text:p>
            <text:p text:style-name="P18"><text:tab/>numFiles <text:s text:c="11"/><text:tab/>1 <text:s text:c="18"/></text:p>
            <text:p text:style-name="P18"><text:tab/>numPartitions <text:s text:c="6"/><text:tab/>0 <text:s text:c="18"/></text:p>
            <text:p text:style-name="P18"><text:tab/>numRows <text:s text:c="12"/><text:tab/>0 <text:s text:c="18"/></text:p>
            <text:p text:style-name="P18"><text:tab/>rawDataSize <text:s text:c="8"/><text:tab/>0 <text:s text:c="18"/></text:p>
            <text:p text:style-name="P18"><text:tab/>totalSize <text:s text:c="10"/><text:tab/>426 <text:s text:c="16"/></text:p>
            <text:p text:style-name="P18"><text:tab/>transient_lastDdlTime<text:tab/>1404901199 <text:s text:c="9"/></text:p>
            <text:p text:style-name="P18"><text:tab/> <text:tab/> </text:p>
            <text:p text:style-name="P18"># Storage Information<text:tab/> <text:tab/> </text:p>
            <text:p text:style-name="P18">SerDe Library: <text:s text:c="5"/><text:tab/>org.apache.hadoop.hive.serde2.lazy.LazySimpleSerDe<text:tab/> </text:p>
            <text:p text:style-name="P18">InputFormat: <text:s text:c="7"/><text:tab/>org.apache.hadoop.mapred.TextInputFormat<text:tab/> </text:p>
            <text:p text:style-name="P18">OutputFormat: <text:s text:c="6"/><text:tab/>org.apache.hadoop.hive.ql.io.HiveIgnoreKeyTextOutputFormat<text:tab/> </text:p>
            <text:p text:style-name="P18">Compressed: <text:s text:c="8"/><text:tab/>No <text:s text:c="17"/><text:tab/> </text:p>
            <text:p text:style-name="P18">Num Buckets: <text:s text:c="7"/><text:tab/>-1 <text:s text:c="17"/><text:tab/> </text:p>
            <text:p text:style-name="P18">Bucket Columns: <text:s text:c="4"/><text:tab/>[] <text:s text:c="17"/><text:tab/> </text:p>
            <text:p text:style-name="P18">Sort Columns: <text:s text:c="6"/><text:tab/>[] <text:s text:c="17"/><text:tab/> </text:p>
            <text:p text:style-name="P18">Storage Desc Params:<text:tab/> <text:tab/> </text:p>
            <text:p text:style-name="P18"><text:tab/>colelction.delim <text:s text:c="3"/><text:tab/>\u0002 <text:s text:c="13"/></text:p>
            <text:p text:style-name="P18"><text:tab/>field.delim <text:s text:c="8"/><text:tab/>\u0001 <text:s text:c="13"/></text:p>
            <text:p text:style-name="P18"><text:tab/>line.delim <text:s text:c="9"/><text:tab/>\n <text:s text:c="17"/></text:p>
            <text:p text:style-name="P18"><text:tab/>mapkey.delim <text:s text:c="7"/><text:tab/>\u0003 <text:s text:c="13"/></text:p>
            <text:p text:style-name="P18"><text:tab/>serialization.format<text:tab/>\u0001 <text:s text:c="5"/></text:p>
          </table:table-cell>
        </table:table-row>
      </table:table>
      <text:p text:style-name="P13"/>
      <text:p text:style-name="P13"/>
      <text:p text:style-name="P11">Hive automatically adds two table properties: last_modified_by holds the username of</text:p>
      <text:p text:style-name="P11">the last user to modify the table, and last_modified_time holds the epoch time in sec-</text:p>
      <text:p text:style-name="P11">onds of that modification.</text:p>
      <text:p text:style-name="P11"/>
      <text:p text:style-name="P11"/>
      <text:p text:style-name="P9">hive&gt; SHOW TABLES IN mydb;</text:p>
      <text:p text:style-name="P9">hive&gt;Show tables</text:p>
      <text:p text:style-name="P9">hive&gt; show databases;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6:31:53.819136514</meta:creation-date>
    <dc:date>2014-07-09T18:45:22.855673837</dc:date>
    <meta:editing-duration>PT2H5M21S</meta:editing-duration>
    <meta:editing-cycles>12</meta:editing-cycles>
    <meta:generator>LibreOffice/4.2.4.2$Linux_x86 LibreOffice_project/420$Build-2</meta:generator>
    <meta:document-statistic meta:table-count="6" meta:image-count="0" meta:object-count="0" meta:page-count="5" meta:paragraph-count="175" meta:word-count="991" meta:character-count="9032" meta:non-whitespace-character-count="7105"/>
  </office:meta>
</office:document-meta>
</file>